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fo:font-size="13pt" style:font-size-asian="13pt" style:font-size-complex="13pt"/>
    </style:style>
    <style:style style:name="T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тягом стажувальної практики брав участь у настановчій<text:span text:style-name="T3"> нараді із стажувальної практики, на якій було пояснено основні положення проходження практики, <text:s/>ознайомився з роботою <text:s/>та документацією кафедри, методичною літературою. Мною було підготовлено тестові завдання для модульного контролю з дисципліни “Чисельні методи” для студентів третього курсу, <text:s/>надруковано та підготовлено до друку методичну літературу з курсу “Чисельні методи математичної фізики”. Було проведено лабораторну роботу з дисципліни “Програмування” для першого курсу. Також протягом стажувальної практики я працював над дипломною роботою, тема якої “Оцінка точності і обчислювальної складності наближеного глобального розв’язування нелінійних функціональних рівнянь”, підібрав літературу для подальшого опрацювання та склав план виконання дипломної роботи.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sa </meta:initial-creator>
    <meta:creation-date>2012-12-23T19:37:41</meta:creation-date>
    <meta:generator>LibreOffice/3.5$Linux_X86_64 LibreOffice_project/350m1$Build-2</meta:generator>
    <dc:date>2012-12-23T19:42:42</dc:date>
    <dc:creator>husa </dc:creator>
    <meta:editing-duration>PT2M11S</meta:editing-duration>
    <meta:editing-cycles>3</meta:editing-cycles>
    <meta:document-statistic meta:table-count="0" meta:image-count="0" meta:object-count="0" meta:page-count="1" meta:paragraph-count="1" meta:word-count="99" meta:character-count="827" meta:non-whitespace-character-count="726"/>
  </office:meta>
</office:document-meta>
</file>